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b697" officeooo:paragraph-rsid="001bb697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bb697" officeooo:paragraph-rsid="001bb69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cf788" officeooo:paragraph-rsid="001cf788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de12e" officeooo:paragraph-rsid="001de12e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f181f" officeooo:paragraph-rsid="001f181f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0458a" officeooo:paragraph-rsid="002045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als</text:p>
      <text:p text:style-name="P1">8 weeks at a time</text:p>
      <text:p text:style-name="P1"/>
      <text:p text:style-name="P1"/>
      <text:list xml:id="list159376205953677628" text:style-name="L1">
        <text:list-item>
          <text:p text:style-name="P2">December 6 – December 31</text:p>
          <text:list>
            <text:list-item>
              <text:p text:style-name="P3">Set up Wiki</text:p>
            </text:list-item>
            <text:list-item>
              <text:p text:style-name="P3">Set up Forum</text:p>
            </text:list-item>
            <text:list-item>
              <text:p text:style-name="P3">Set up IRC</text:p>
            </text:list-item>
            <text:list-item>
              <text:p text:style-name="P3">Set up Webinar plan</text:p>
            </text:list-item>
            <text:list-item>
              <text:p text:style-name="P4">Set up email lists and auto archive manager (scale inspired)</text:p>
            </text:list-item>
            <text:list-item>
              <text:p text:style-name="P4">Develop a weekly email template</text:p>
            </text:list-item>
            <text:list-item>
              <text:p text:style-name="P4">Develop a Social media plan with repeatable actions as foundation</text:p>
            </text:list-item>
            <text:list-item>
              <text:p text:style-name="P4">Develop an elevator pith (add this to what to learn/come up with for new members)</text:p>
            </text:list-item>
            <text:list-item>
              <text:p text:style-name="P4">Develop Quick Start plan</text:p>
            </text:list-item>
            <text:list-item>
              <text:p text:style-name="P4">Finish presentation to for Scale / tour</text:p>
            </text:list-item>
            <text:list-item>
              <text:p text:style-name="P4">Set up a “tasks” board (maybe a ticket system?)</text:p>
            </text:list-item>
            <text:list-item>
              <text:p text:style-name="P4">Evolve Application Document to give a better picture of the goal of the platform</text:p>
            </text:list-item>
            <text:list-item>
              <text:p text:style-name="P5">Develop Information Party elected representative Document</text:p>
            </text:list-item>
            <text:list-item>
              <text:p text:style-name="P6">Put together a soft “launch” of the party. Contacting all email list and original founders</text:p>
            </text:list-item>
            <text:list-item>
              <text:p text:style-name="P6">Update website with the evolved ideals and purpose of the party</text:p>
            </text:list-item>
          </text:list>
        </text:list-item>
        <text:list-item>
          <text:p text:style-name="P2">January 1 – February 25</text:p>
          <text:list>
            <text:list-item>
              <text:p text:style-name="P3">Set the party up as a single proper legal entity</text:p>
              <text:list>
                <text:list-item>
                  <text:p text:style-name="P3">Cost?</text:p>
                </text:list-item>
                <text:list-item>
                  <text:p text:style-name="P3">Type?</text:p>
                </text:list-item>
                <text:list-item>
                  <text:p text:style-name="P3">Why?</text:p>
                </text:list-item>
              </text:list>
            </text:list-item>
            <text:list-item>
              <text:p text:style-name="P3">Collect enough signatures in each state to register as a political party</text:p>
              <text:list>
                <text:list-item>
                  <text:p text:style-name="P3">How many required for each state</text:p>
                </text:list-item>
                <text:list-item>
                  <text:p text:style-name="P3">Any additional special requirements in each state</text:p>
                </text:list-item>
                <text:list-item>
                  <text:p text:style-name="P3"/>
                </text:list-item>
              </text:list>
            </text:list-item>
          </text:list>
        </text:list-item>
        <text:list-item>
          <text:p text:style-name="P2">February 26 – April 22</text:p>
        </text:list-item>
        <text:list-item>
          <text:p text:style-name="P2">April 23 – June 17</text:p>
        </text:list-item>
        <text:list-item>
          <text:p text:style-name="P2">June 18 – August 19</text:p>
        </text:list-item>
        <text:list-item>
          <text:p text:style-name="P2">August 20 – October 14</text:p>
        </text:list-item>
        <text:list-item>
          <text:p text:style-name="P2">October 15 – November Elec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Sewell</meta:initial-creator>
    <meta:creation-date>2017-12-06T16:51:16.537000000</meta:creation-date>
    <dc:date>2017-12-06T21:59:55.694000000</dc:date>
    <dc:creator>Steven Sewell</dc:creator>
    <meta:editing-duration>PT32M14S</meta:editing-duration>
    <meta:editing-cycles>2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32" meta:word-count="221" meta:character-count="1115" meta:non-whitespace-character-count="948"/>
  </office:meta>
</office:document-meta>
</file>